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6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8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anon</text:p>
          </table:table-cell>
          <table:table-cell office:value-type="string" calcext:value-type="string">
            <text:p>kernel_stack</text:p>
          </table:table-cell>
          <table:table-cell office:value-type="string" calcext:value-type="string">
            <text:p>slab</text:p>
          </table:table-cell>
          <table:table-cell office:value-type="string" calcext:value-type="string">
            <text:p>sock</text:p>
          </table:table-cell>
          <table:table-cell office:value-type="string" calcext:value-type="string">
            <text:p>anon_thp</text:p>
          </table:table-cell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2023-01-08 18:13:42</text:p>
          </table:table-cell>
          <table:table-cell office:value-type="float" office:value="0.2578125" calcext:value-type="float">
            <text:p>0,2578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01746" calcext:value-type="float">
            <text:p>0,46017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82812" calcext:value-type="float">
            <text:p>40,82812</text:p>
          </table:table-cell>
          <table:table-cell/>
          <table:table-cell table:formula="of:=SUM([.B2:.G2])" office:value-type="float" office:value="41.5617321" calcext:value-type="float">
            <text:p>41,5617321</text:p>
          </table:table-cell>
        </table:table-row>
        <table:table-row table:style-name="ro1">
          <table:table-cell office:value-type="string" calcext:value-type="string">
            <text:p>2023-01-08 18:13:41</text:p>
          </table:table-cell>
          <table:table-cell office:value-type="float" office:value="0.2578125" calcext:value-type="float">
            <text:p>0,2578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01746" calcext:value-type="float">
            <text:p>0,46017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82812" calcext:value-type="float">
            <text:p>40,82812</text:p>
          </table:table-cell>
          <table:table-cell/>
          <table:table-cell table:formula="of:=SUM([.B3:.G3])" office:value-type="float" office:value="41.5617321" calcext:value-type="float">
            <text:p>41,5617321</text:p>
          </table:table-cell>
        </table:table-row>
        <table:table-row table:style-name="ro1">
          <table:table-cell office:value-type="string" calcext:value-type="string">
            <text:p>2023-01-08 18:13:40</text:p>
          </table:table-cell>
          <table:table-cell office:value-type="float" office:value="0.2578125" calcext:value-type="float">
            <text:p>0,2578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01746" calcext:value-type="float">
            <text:p>0,46017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82812" calcext:value-type="float">
            <text:p>40,82812</text:p>
          </table:table-cell>
          <table:table-cell/>
          <table:table-cell table:formula="of:=SUM([.B4:.G4])" office:value-type="float" office:value="41.5617321" calcext:value-type="float">
            <text:p>41,5617321</text:p>
          </table:table-cell>
        </table:table-row>
        <table:table-row table:style-name="ro1">
          <table:table-cell office:value-type="string" calcext:value-type="string">
            <text:p>2023-01-08 18:13:39</text:p>
          </table:table-cell>
          <table:table-cell office:value-type="float" office:value="0.2578125" calcext:value-type="float">
            <text:p>0,2578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01746" calcext:value-type="float">
            <text:p>0,46017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82812" calcext:value-type="float">
            <text:p>40,82812</text:p>
          </table:table-cell>
          <table:table-cell/>
          <table:table-cell table:formula="of:=SUM([.B5:.G5])" office:value-type="float" office:value="41.5617321" calcext:value-type="float">
            <text:p>41,5617321</text:p>
          </table:table-cell>
        </table:table-row>
        <table:table-row table:style-name="ro1">
          <table:table-cell office:value-type="string" calcext:value-type="string">
            <text:p>2023-01-08 18:13:38</text:p>
          </table:table-cell>
          <table:table-cell office:value-type="float" office:value="0.2578125" calcext:value-type="float">
            <text:p>0,2578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01746" calcext:value-type="float">
            <text:p>0,46017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82812" calcext:value-type="float">
            <text:p>40,82812</text:p>
          </table:table-cell>
          <table:table-cell/>
          <table:table-cell table:formula="of:=SUM([.B6:.G6])" office:value-type="float" office:value="41.5617321" calcext:value-type="float">
            <text:p>41,5617321</text:p>
          </table:table-cell>
        </table:table-row>
        <table:table-row table:style-name="ro1">
          <table:table-cell office:value-type="string" calcext:value-type="string">
            <text:p>2023-01-08 18:13:37</text:p>
          </table:table-cell>
          <table:table-cell office:value-type="float" office:value="0.2578125" calcext:value-type="float">
            <text:p>0,2578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01746" calcext:value-type="float">
            <text:p>0,46017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82812" calcext:value-type="float">
            <text:p>40,82812</text:p>
          </table:table-cell>
          <table:table-cell/>
          <table:table-cell table:formula="of:=SUM([.B7:.G7])" office:value-type="float" office:value="41.5617321" calcext:value-type="float">
            <text:p>41,5617321</text:p>
          </table:table-cell>
        </table:table-row>
        <table:table-row table:style-name="ro1">
          <table:table-cell office:value-type="string" calcext:value-type="string">
            <text:p>2023-01-08 18:13:36</text:p>
          </table:table-cell>
          <table:table-cell office:value-type="float" office:value="0.2578125" calcext:value-type="float">
            <text:p>0,2578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01746" calcext:value-type="float">
            <text:p>0,46017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82812" calcext:value-type="float">
            <text:p>40,82812</text:p>
          </table:table-cell>
          <table:table-cell/>
          <table:table-cell table:formula="of:=SUM([.B8:.G8])" office:value-type="float" office:value="41.5617321" calcext:value-type="float">
            <text:p>41,5617321</text:p>
          </table:table-cell>
        </table:table-row>
        <table:table-row table:style-name="ro1">
          <table:table-cell office:value-type="string" calcext:value-type="string">
            <text:p>2023-01-08 18:13:35</text:p>
          </table:table-cell>
          <table:table-cell office:value-type="float" office:value="0.2578125" calcext:value-type="float">
            <text:p>0,2578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01746" calcext:value-type="float">
            <text:p>0,46017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82812" calcext:value-type="float">
            <text:p>40,82812</text:p>
          </table:table-cell>
          <table:table-cell/>
          <table:table-cell table:formula="of:=SUM([.B9:.G9])" office:value-type="float" office:value="41.5617321" calcext:value-type="float">
            <text:p>41,5617321</text:p>
          </table:table-cell>
        </table:table-row>
        <table:table-row table:style-name="ro1">
          <table:table-cell office:value-type="string" calcext:value-type="string">
            <text:p>2023-01-08 18:13:34</text:p>
          </table:table-cell>
          <table:table-cell office:value-type="float" office:value="0.2578125" calcext:value-type="float">
            <text:p>0,2578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01746" calcext:value-type="float">
            <text:p>0,46017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82812" calcext:value-type="float">
            <text:p>40,82812</text:p>
          </table:table-cell>
          <table:table-cell/>
          <table:table-cell table:formula="of:=SUM([.B10:.G10])" office:value-type="float" office:value="41.5617321" calcext:value-type="float">
            <text:p>41,5617321</text:p>
          </table:table-cell>
        </table:table-row>
        <table:table-row table:style-name="ro1">
          <table:table-cell office:value-type="string" calcext:value-type="string">
            <text:p>2023-01-08 18:13:33</text:p>
          </table:table-cell>
          <table:table-cell office:value-type="float" office:value="0.2578125" calcext:value-type="float">
            <text:p>0,2578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01746" calcext:value-type="float">
            <text:p>0,46017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82812" calcext:value-type="float">
            <text:p>40,82812</text:p>
          </table:table-cell>
          <table:table-cell/>
          <table:table-cell table:formula="of:=SUM([.B11:.G11])" office:value-type="float" office:value="41.5617321" calcext:value-type="float">
            <text:p>41,5617321</text:p>
          </table:table-cell>
        </table:table-row>
        <table:table-row table:style-name="ro1">
          <table:table-cell office:value-type="string" calcext:value-type="string">
            <text:p>2023-01-08 18:13:32</text:p>
          </table:table-cell>
          <table:table-cell office:value-type="float" office:value="0.2578125" calcext:value-type="float">
            <text:p>0,2578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01746" calcext:value-type="float">
            <text:p>0,46017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82812" calcext:value-type="float">
            <text:p>40,82812</text:p>
          </table:table-cell>
          <table:table-cell/>
          <table:table-cell table:formula="of:=SUM([.B12:.G12])" office:value-type="float" office:value="41.5617321" calcext:value-type="float">
            <text:p>41,5617321</text:p>
          </table:table-cell>
        </table:table-row>
        <table:table-row table:style-name="ro1">
          <table:table-cell office:value-type="string" calcext:value-type="string">
            <text:p>2023-01-08 18:13:31</text:p>
          </table:table-cell>
          <table:table-cell office:value-type="float" office:value="0.2578125" calcext:value-type="float">
            <text:p>0,2578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01746" calcext:value-type="float">
            <text:p>0,46017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82812" calcext:value-type="float">
            <text:p>40,82812</text:p>
          </table:table-cell>
          <table:table-cell/>
          <table:table-cell table:formula="of:=SUM([.B13:.G13])" office:value-type="float" office:value="41.5617321" calcext:value-type="float">
            <text:p>41,5617321</text:p>
          </table:table-cell>
        </table:table-row>
        <table:table-row table:style-name="ro1">
          <table:table-cell office:value-type="string" calcext:value-type="string">
            <text:p>2023-01-08 18:13:30</text:p>
          </table:table-cell>
          <table:table-cell office:value-type="float" office:value="0.2578125" calcext:value-type="float">
            <text:p>0,2578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01746" calcext:value-type="float">
            <text:p>0,46017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82812" calcext:value-type="float">
            <text:p>40,82812</text:p>
          </table:table-cell>
          <table:table-cell/>
          <table:table-cell table:formula="of:=SUM([.B14:.G14])" office:value-type="float" office:value="41.5617321" calcext:value-type="float">
            <text:p>41,5617321</text:p>
          </table:table-cell>
        </table:table-row>
        <table:table-row table:style-name="ro1">
          <table:table-cell office:value-type="string" calcext:value-type="string">
            <text:p>2023-01-08 18:13:29</text:p>
          </table:table-cell>
          <table:table-cell office:value-type="float" office:value="0.2578125" calcext:value-type="float">
            <text:p>0,2578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01746" calcext:value-type="float">
            <text:p>0,46017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82812" calcext:value-type="float">
            <text:p>40,82812</text:p>
          </table:table-cell>
          <table:table-cell/>
          <table:table-cell table:formula="of:=SUM([.B15:.G15])" office:value-type="float" office:value="41.5617321" calcext:value-type="float">
            <text:p>41,5617321</text:p>
          </table:table-cell>
        </table:table-row>
        <table:table-row table:style-name="ro1">
          <table:table-cell office:value-type="string" calcext:value-type="string">
            <text:p>2023-01-08 18:13:28</text:p>
          </table:table-cell>
          <table:table-cell office:value-type="float" office:value="0.2578125" calcext:value-type="float">
            <text:p>0,2578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01746" calcext:value-type="float">
            <text:p>0,46017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82812" calcext:value-type="float">
            <text:p>40,82812</text:p>
          </table:table-cell>
          <table:table-cell/>
          <table:table-cell table:formula="of:=SUM([.B16:.G16])" office:value-type="float" office:value="41.5617321" calcext:value-type="float">
            <text:p>41,5617321</text:p>
          </table:table-cell>
        </table:table-row>
        <table:table-row table:style-name="ro1">
          <table:table-cell office:value-type="string" calcext:value-type="string">
            <text:p>2023-01-08 18:13:27</text:p>
          </table:table-cell>
          <table:table-cell office:value-type="float" office:value="0.2578125" calcext:value-type="float">
            <text:p>0,2578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01746" calcext:value-type="float">
            <text:p>0,46017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82812" calcext:value-type="float">
            <text:p>40,82812</text:p>
          </table:table-cell>
          <table:table-cell/>
          <table:table-cell table:formula="of:=SUM([.B17:.G17])" office:value-type="float" office:value="41.5617321" calcext:value-type="float">
            <text:p>41,5617321</text:p>
          </table:table-cell>
        </table:table-row>
        <table:table-row table:style-name="ro1">
          <table:table-cell office:value-type="string" calcext:value-type="string">
            <text:p>2023-01-08 18:13:26</text:p>
          </table:table-cell>
          <table:table-cell office:value-type="float" office:value="0.2578125" calcext:value-type="float">
            <text:p>0,2578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01746" calcext:value-type="float">
            <text:p>0,46017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82812" calcext:value-type="float">
            <text:p>40,82812</text:p>
          </table:table-cell>
          <table:table-cell/>
          <table:table-cell table:formula="of:=SUM([.B18:.G18])" office:value-type="float" office:value="41.5617321" calcext:value-type="float">
            <text:p>41,5617321</text:p>
          </table:table-cell>
        </table:table-row>
        <table:table-row table:style-name="ro1">
          <table:table-cell office:value-type="string" calcext:value-type="string">
            <text:p>2023-01-08 18:13:25</text:p>
          </table:table-cell>
          <table:table-cell office:value-type="float" office:value="0.2578125" calcext:value-type="float">
            <text:p>0,2578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01746" calcext:value-type="float">
            <text:p>0,46017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82812" calcext:value-type="float">
            <text:p>40,82812</text:p>
          </table:table-cell>
          <table:table-cell/>
          <table:table-cell table:formula="of:=SUM([.B19:.G19])" office:value-type="float" office:value="41.5617321" calcext:value-type="float">
            <text:p>41,5617321</text:p>
          </table:table-cell>
        </table:table-row>
        <table:table-row table:style-name="ro1">
          <table:table-cell office:value-type="string" calcext:value-type="string">
            <text:p>2023-01-08 18:13:24</text:p>
          </table:table-cell>
          <table:table-cell office:value-type="float" office:value="0.2578125" calcext:value-type="float">
            <text:p>0,2578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01746" calcext:value-type="float">
            <text:p>0,46017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82812" calcext:value-type="float">
            <text:p>40,82812</text:p>
          </table:table-cell>
          <table:table-cell/>
          <table:table-cell table:formula="of:=SUM([.B20:.G20])" office:value-type="float" office:value="41.5617321" calcext:value-type="float">
            <text:p>41,5617321</text:p>
          </table:table-cell>
        </table:table-row>
        <table:table-row table:style-name="ro1">
          <table:table-cell office:value-type="string" calcext:value-type="string">
            <text:p>2023-01-08 18:13:23</text:p>
          </table:table-cell>
          <table:table-cell office:value-type="float" office:value="0.2578125" calcext:value-type="float">
            <text:p>0,2578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01746" calcext:value-type="float">
            <text:p>0,46017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82812" calcext:value-type="float">
            <text:p>40,82812</text:p>
          </table:table-cell>
          <table:table-cell/>
          <table:table-cell table:formula="of:=SUM([.B21:.G21])" office:value-type="float" office:value="41.5617321" calcext:value-type="float">
            <text:p>41,5617321</text:p>
          </table:table-cell>
        </table:table-row>
        <table:table-row table:style-name="ro1">
          <table:table-cell office:value-type="string" calcext:value-type="string">
            <text:p>2023-01-08 18:13:22</text:p>
          </table:table-cell>
          <table:table-cell office:value-type="float" office:value="0.2578125" calcext:value-type="float">
            <text:p>0,2578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01746" calcext:value-type="float">
            <text:p>0,46017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82812" calcext:value-type="float">
            <text:p>40,82812</text:p>
          </table:table-cell>
          <table:table-cell/>
          <table:table-cell table:formula="of:=SUM([.B22:.G22])" office:value-type="float" office:value="41.5617321" calcext:value-type="float">
            <text:p>41,5617321</text:p>
          </table:table-cell>
        </table:table-row>
        <table:table-row table:style-name="ro1">
          <table:table-cell office:value-type="string" calcext:value-type="string">
            <text:p>2023-01-08 18:13:21</text:p>
          </table:table-cell>
          <table:table-cell office:value-type="float" office:value="0.2578125" calcext:value-type="float">
            <text:p>0,2578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01746" calcext:value-type="float">
            <text:p>0,46017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82812" calcext:value-type="float">
            <text:p>40,82812</text:p>
          </table:table-cell>
          <table:table-cell/>
          <table:table-cell table:formula="of:=SUM([.B23:.G23])" office:value-type="float" office:value="41.5617321" calcext:value-type="float">
            <text:p>41,5617321</text:p>
          </table:table-cell>
        </table:table-row>
        <table:table-row table:style-name="ro1">
          <table:table-cell office:value-type="string" calcext:value-type="string">
            <text:p>2023-01-08 18:13:20</text:p>
          </table:table-cell>
          <table:table-cell office:value-type="float" office:value="0.2578125" calcext:value-type="float">
            <text:p>0,2578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01746" calcext:value-type="float">
            <text:p>0,46017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82812" calcext:value-type="float">
            <text:p>40,82812</text:p>
          </table:table-cell>
          <table:table-cell/>
          <table:table-cell table:formula="of:=SUM([.B24:.G24])" office:value-type="float" office:value="41.5617321" calcext:value-type="float">
            <text:p>41,5617321</text:p>
          </table:table-cell>
        </table:table-row>
        <table:table-row table:style-name="ro1">
          <table:table-cell office:value-type="string" calcext:value-type="string">
            <text:p>2023-01-08 18:13:19</text:p>
          </table:table-cell>
          <table:table-cell office:value-type="float" office:value="0.2578125" calcext:value-type="float">
            <text:p>0,2578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01746" calcext:value-type="float">
            <text:p>0,46017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82812" calcext:value-type="float">
            <text:p>40,82812</text:p>
          </table:table-cell>
          <table:table-cell/>
          <table:table-cell table:formula="of:=SUM([.B25:.G25])" office:value-type="float" office:value="41.5617321" calcext:value-type="float">
            <text:p>41,5617321</text:p>
          </table:table-cell>
        </table:table-row>
        <table:table-row table:style-name="ro1">
          <table:table-cell office:value-type="string" calcext:value-type="string">
            <text:p>2023-01-08 18:13:18</text:p>
          </table:table-cell>
          <table:table-cell office:value-type="float" office:value="0.2578125" calcext:value-type="float">
            <text:p>0,2578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01746" calcext:value-type="float">
            <text:p>0,46017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82812" calcext:value-type="float">
            <text:p>40,82812</text:p>
          </table:table-cell>
          <table:table-cell/>
          <table:table-cell table:formula="of:=SUM([.B26:.G26])" office:value-type="float" office:value="41.5617321" calcext:value-type="float">
            <text:p>41,5617321</text:p>
          </table:table-cell>
        </table:table-row>
        <table:table-row table:style-name="ro1">
          <table:table-cell office:value-type="string" calcext:value-type="string">
            <text:p>2023-01-08 18:13:17</text:p>
          </table:table-cell>
          <table:table-cell office:value-type="float" office:value="0.2578125" calcext:value-type="float">
            <text:p>0,2578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01746" calcext:value-type="float">
            <text:p>0,46017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82812" calcext:value-type="float">
            <text:p>40,82812</text:p>
          </table:table-cell>
          <table:table-cell/>
          <table:table-cell table:formula="of:=SUM([.B27:.G27])" office:value-type="float" office:value="41.5617321" calcext:value-type="float">
            <text:p>41,5617321</text:p>
          </table:table-cell>
        </table:table-row>
        <table:table-row table:style-name="ro1">
          <table:table-cell office:value-type="string" calcext:value-type="string">
            <text:p>2023-01-08 18:13:16</text:p>
          </table:table-cell>
          <table:table-cell office:value-type="float" office:value="0.2578125" calcext:value-type="float">
            <text:p>0,2578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01746" calcext:value-type="float">
            <text:p>0,46017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82812" calcext:value-type="float">
            <text:p>40,82812</text:p>
          </table:table-cell>
          <table:table-cell/>
          <table:table-cell table:formula="of:=SUM([.B28:.G28])" office:value-type="float" office:value="41.5617321" calcext:value-type="float">
            <text:p>41,5617321</text:p>
          </table:table-cell>
        </table:table-row>
        <table:table-row table:style-name="ro1">
          <table:table-cell office:value-type="string" calcext:value-type="string">
            <text:p>2023-01-08 18:13:15</text:p>
          </table:table-cell>
          <table:table-cell office:value-type="float" office:value="0.2578125" calcext:value-type="float">
            <text:p>0,2578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01746" calcext:value-type="float">
            <text:p>0,46017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82812" calcext:value-type="float">
            <text:p>40,82812</text:p>
          </table:table-cell>
          <table:table-cell/>
          <table:table-cell table:formula="of:=SUM([.B29:.G29])" office:value-type="float" office:value="41.5617321" calcext:value-type="float">
            <text:p>41,5617321</text:p>
          </table:table-cell>
        </table:table-row>
        <table:table-row table:style-name="ro1">
          <table:table-cell office:value-type="string" calcext:value-type="string">
            <text:p>2023-01-08 18:13:14</text:p>
          </table:table-cell>
          <table:table-cell office:value-type="float" office:value="0.2578125" calcext:value-type="float">
            <text:p>0,2578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99838" calcext:value-type="float">
            <text:p>0,45998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8125" calcext:value-type="float">
            <text:p>37,8125</text:p>
          </table:table-cell>
          <table:table-cell/>
          <table:table-cell table:formula="of:=SUM([.B30:.G30])" office:value-type="float" office:value="38.5459213" calcext:value-type="float">
            <text:p>38,5459213</text:p>
          </table:table-cell>
        </table:table-row>
        <table:table-row table:style-name="ro1">
          <table:table-cell office:value-type="string" calcext:value-type="string">
            <text:p>2023-01-08 18:13:13</text:p>
          </table:table-cell>
          <table:table-cell office:value-type="float" office:value="0.2578125" calcext:value-type="float">
            <text:p>0,2578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99838" calcext:value-type="float">
            <text:p>0,45998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8125" calcext:value-type="float">
            <text:p>37,8125</text:p>
          </table:table-cell>
          <table:table-cell/>
          <table:table-cell table:formula="of:=SUM([.B31:.G31])" office:value-type="float" office:value="38.5459213" calcext:value-type="float">
            <text:p>38,5459213</text:p>
          </table:table-cell>
        </table:table-row>
        <table:table-row table:style-name="ro1">
          <table:table-cell office:value-type="string" calcext:value-type="string">
            <text:p>2023-01-08 18:13:12</text:p>
          </table:table-cell>
          <table:table-cell office:value-type="float" office:value="0.2578125" calcext:value-type="float">
            <text:p>0,2578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99838" calcext:value-type="float">
            <text:p>0,45998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8125" calcext:value-type="float">
            <text:p>37,8125</text:p>
          </table:table-cell>
          <table:table-cell/>
          <table:table-cell table:formula="of:=SUM([.B32:.G32])" office:value-type="float" office:value="38.5459213" calcext:value-type="float">
            <text:p>38,5459213</text:p>
          </table:table-cell>
        </table:table-row>
        <table:table-row table:style-name="ro1">
          <table:table-cell office:value-type="string" calcext:value-type="string">
            <text:p>2023-01-08 18:13:11</text:p>
          </table:table-cell>
          <table:table-cell office:value-type="float" office:value="0.2578125" calcext:value-type="float">
            <text:p>0,2578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97931" calcext:value-type="float">
            <text:p>0,45979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59375" calcext:value-type="float">
            <text:p>37,59375</text:p>
          </table:table-cell>
          <table:table-cell/>
          <table:table-cell table:formula="of:=SUM([.B33:.G33])" office:value-type="float" office:value="38.3269806" calcext:value-type="float">
            <text:p>38,3269806</text:p>
          </table:table-cell>
        </table:table-row>
        <table:table-row table:style-name="ro1">
          <table:table-cell office:value-type="string" calcext:value-type="string">
            <text:p>2023-01-08 18:13:10</text:p>
          </table:table-cell>
          <table:table-cell office:value-type="float" office:value="0.2578125" calcext:value-type="float">
            <text:p>0,2578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97931" calcext:value-type="float">
            <text:p>0,45979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59375" calcext:value-type="float">
            <text:p>37,59375</text:p>
          </table:table-cell>
          <table:table-cell/>
          <table:table-cell table:formula="of:=SUM([.B34:.G34])" office:value-type="float" office:value="38.3269806" calcext:value-type="float">
            <text:p>38,3269806</text:p>
          </table:table-cell>
        </table:table-row>
        <table:table-row table:style-name="ro1">
          <table:table-cell office:value-type="string" calcext:value-type="string">
            <text:p>2023-01-08 18:13:09</text:p>
          </table:table-cell>
          <table:table-cell office:value-type="float" office:value="0.2578125" calcext:value-type="float">
            <text:p>0,2578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97931" calcext:value-type="float">
            <text:p>0,45979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59375" calcext:value-type="float">
            <text:p>37,59375</text:p>
          </table:table-cell>
          <table:table-cell/>
          <table:table-cell table:formula="of:=SUM([.B35:.G35])" office:value-type="float" office:value="38.3269806" calcext:value-type="float">
            <text:p>38,3269806</text:p>
          </table:table-cell>
        </table:table-row>
        <table:table-row table:style-name="ro1">
          <table:table-cell office:value-type="string" calcext:value-type="string">
            <text:p>2023-01-08 18:13:08</text:p>
          </table:table-cell>
          <table:table-cell office:value-type="float" office:value="0.2578125" calcext:value-type="float">
            <text:p>0,2578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97931" calcext:value-type="float">
            <text:p>0,45979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59375" calcext:value-type="float">
            <text:p>37,59375</text:p>
          </table:table-cell>
          <table:table-cell/>
          <table:table-cell table:formula="of:=SUM([.B36:.G36])" office:value-type="float" office:value="38.3269806" calcext:value-type="float">
            <text:p>38,3269806</text:p>
          </table:table-cell>
        </table:table-row>
        <table:table-row table:style-name="ro1">
          <table:table-cell office:value-type="string" calcext:value-type="string">
            <text:p>2023-01-08 18:13:07</text:p>
          </table:table-cell>
          <table:table-cell office:value-type="float" office:value="0.2578125" calcext:value-type="float">
            <text:p>0,2578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96024" calcext:value-type="float">
            <text:p>0,4596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82422" calcext:value-type="float">
            <text:p>40,82422</text:p>
          </table:table-cell>
          <table:table-cell/>
          <table:table-cell table:formula="of:=SUM([.B37:.G37])" office:value-type="float" office:value="41.5572599" calcext:value-type="float">
            <text:p>41,5572599</text:p>
          </table:table-cell>
        </table:table-row>
        <table:table-row table:style-name="ro1">
          <table:table-cell office:value-type="string" calcext:value-type="string">
            <text:p>2023-01-08 18:13:06</text:p>
          </table:table-cell>
          <table:table-cell office:value-type="float" office:value="0.2578125" calcext:value-type="float">
            <text:p>0,2578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96024" calcext:value-type="float">
            <text:p>0,4596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82422" calcext:value-type="float">
            <text:p>40,82422</text:p>
          </table:table-cell>
          <table:table-cell/>
          <table:table-cell table:formula="of:=SUM([.B38:.G38])" office:value-type="float" office:value="41.5572599" calcext:value-type="float">
            <text:p>41,5572599</text:p>
          </table:table-cell>
        </table:table-row>
        <table:table-row table:style-name="ro1">
          <table:table-cell office:value-type="string" calcext:value-type="string">
            <text:p>2023-01-08 18:13:05</text:p>
          </table:table-cell>
          <table:table-cell office:value-type="float" office:value="0.2578125" calcext:value-type="float">
            <text:p>0,2578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96024" calcext:value-type="float">
            <text:p>0,4596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82422" calcext:value-type="float">
            <text:p>40,82422</text:p>
          </table:table-cell>
          <table:table-cell/>
          <table:table-cell table:formula="of:=SUM([.B39:.G39])" office:value-type="float" office:value="41.5572599" calcext:value-type="float">
            <text:p>41,5572599</text:p>
          </table:table-cell>
        </table:table-row>
        <table:table-row table:style-name="ro1">
          <table:table-cell office:value-type="string" calcext:value-type="string">
            <text:p>2023-01-08 18:13:04</text:p>
          </table:table-cell>
          <table:table-cell office:value-type="float" office:value="0.2578125" calcext:value-type="float">
            <text:p>0,2578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97321" calcext:value-type="float">
            <text:p>0,45973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82422" calcext:value-type="float">
            <text:p>40,82422</text:p>
          </table:table-cell>
          <table:table-cell/>
          <table:table-cell table:formula="of:=SUM([.B40:.G40])" office:value-type="float" office:value="41.5573896" calcext:value-type="float">
            <text:p>41,5573896</text:p>
          </table:table-cell>
        </table:table-row>
        <table:table-row table:style-name="ro1">
          <table:table-cell office:value-type="string" calcext:value-type="string">
            <text:p>2023-01-08 18:13:03</text:p>
          </table:table-cell>
          <table:table-cell office:value-type="float" office:value="10.039062" calcext:value-type="float">
            <text:p>10,039062</text:p>
          </table:table-cell>
          <table:table-cell office:value-type="float" office:value="0.3125" calcext:value-type="float">
            <text:p>0,3125</text:p>
          </table:table-cell>
          <table:table-cell office:value-type="float" office:value="0.6792145" calcext:value-type="float">
            <text:p>0,6792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10547" calcext:value-type="float">
            <text:p>44,10547</text:p>
          </table:table-cell>
          <table:table-cell/>
          <table:table-cell table:formula="of:=SUM([.B41:.G41])" office:value-type="float" office:value="55.1362465" calcext:value-type="float">
            <text:p>55,1362465</text:p>
          </table:table-cell>
        </table:table-row>
        <table:table-row table:style-name="ro1">
          <table:table-cell office:value-type="string" calcext:value-type="string">
            <text:p>2023-01-08 18:13:02</text:p>
          </table:table-cell>
          <table:table-cell office:value-type="float" office:value="0.2578125" calcext:value-type="float">
            <text:p>0,2578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94116" calcext:value-type="float">
            <text:p>0,4594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54688" calcext:value-type="float">
            <text:p>44,54688</text:p>
          </table:table-cell>
          <table:table-cell/>
          <table:table-cell table:formula="of:=SUM([.B42:.G42])" office:value-type="float" office:value="45.2797291" calcext:value-type="float">
            <text:p>45,2797291</text:p>
          </table:table-cell>
        </table:table-row>
        <table:table-row table:style-name="ro1">
          <table:table-cell office:value-type="string" calcext:value-type="string">
            <text:p>2023-01-08 18:13:01</text:p>
          </table:table-cell>
          <table:table-cell office:value-type="float" office:value="0.2578125" calcext:value-type="float">
            <text:p>0,2578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94116" calcext:value-type="float">
            <text:p>0,4594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54688" calcext:value-type="float">
            <text:p>44,54688</text:p>
          </table:table-cell>
          <table:table-cell/>
          <table:table-cell table:formula="of:=SUM([.B43:.G43])" office:value-type="float" office:value="45.2797291" calcext:value-type="float">
            <text:p>45,2797291</text:p>
          </table:table-cell>
        </table:table-row>
        <table:table-row table:style-name="ro1">
          <table:table-cell office:value-type="string" calcext:value-type="string">
            <text:p>2023-01-08 18:13:00</text:p>
          </table:table-cell>
          <table:table-cell office:value-type="float" office:value="0.2578125" calcext:value-type="float">
            <text:p>0,2578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94116" calcext:value-type="float">
            <text:p>0,4594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54688" calcext:value-type="float">
            <text:p>44,54688</text:p>
          </table:table-cell>
          <table:table-cell/>
          <table:table-cell table:formula="of:=SUM([.B44:.G44])" office:value-type="float" office:value="45.2797291" calcext:value-type="float">
            <text:p>45,2797291</text:p>
          </table:table-cell>
        </table:table-row>
        <table:table-row table:style-name="ro1">
          <table:table-cell office:value-type="string" calcext:value-type="string">
            <text:p>2023-01-08 18:12:59</text:p>
          </table:table-cell>
          <table:table-cell office:value-type="float" office:value="0.2578125" calcext:value-type="float">
            <text:p>0,2578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94116" calcext:value-type="float">
            <text:p>0,4594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54688" calcext:value-type="float">
            <text:p>44,54688</text:p>
          </table:table-cell>
          <table:table-cell/>
          <table:table-cell table:formula="of:=SUM([.B45:.G45])" office:value-type="float" office:value="45.2797291" calcext:value-type="float">
            <text:p>45,2797291</text:p>
          </table:table-cell>
        </table:table-row>
        <table:table-row table:style-name="ro1">
          <table:table-cell office:value-type="string" calcext:value-type="string">
            <text:p>2023-01-08 18:12:58</text:p>
          </table:table-cell>
          <table:table-cell office:value-type="float" office:value="0.5859375" calcext:value-type="float">
            <text:p>0,5859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92209" calcext:value-type="float">
            <text:p>0,45922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58984" calcext:value-type="float">
            <text:p>42,58984</text:p>
          </table:table-cell>
          <table:table-cell/>
          <table:table-cell table:formula="of:=SUM([.B46:.G46])" office:value-type="float" office:value="43.6506234" calcext:value-type="float">
            <text:p>43,6506234</text:p>
          </table:table-cell>
        </table:table-row>
        <table:table-row table:style-name="ro1">
          <table:table-cell office:value-type="string" calcext:value-type="string">
            <text:p>2023-01-08 18:12:57</text:p>
          </table:table-cell>
          <table:table-cell office:value-type="float" office:value="0.5859375" calcext:value-type="float">
            <text:p>0,5859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92209" calcext:value-type="float">
            <text:p>0,45922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58984" calcext:value-type="float">
            <text:p>42,58984</text:p>
          </table:table-cell>
          <table:table-cell/>
          <table:table-cell table:formula="of:=SUM([.B47:.G47])" office:value-type="float" office:value="43.6506234" calcext:value-type="float">
            <text:p>43,6506234</text:p>
          </table:table-cell>
        </table:table-row>
        <table:table-row table:style-name="ro1">
          <table:table-cell office:value-type="string" calcext:value-type="string">
            <text:p>2023-01-08 18:12:56</text:p>
          </table:table-cell>
          <table:table-cell office:value-type="float" office:value="0.5859375" calcext:value-type="float">
            <text:p>0,5859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92209" calcext:value-type="float">
            <text:p>0,45922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58984" calcext:value-type="float">
            <text:p>42,58984</text:p>
          </table:table-cell>
          <table:table-cell/>
          <table:table-cell table:formula="of:=SUM([.B48:.G48])" office:value-type="float" office:value="43.6506234" calcext:value-type="float">
            <text:p>43,6506234</text:p>
          </table:table-cell>
        </table:table-row>
        <table:table-row table:style-name="ro1">
          <table:table-cell office:value-type="string" calcext:value-type="string">
            <text:p>2023-01-08 18:12:55</text:p>
          </table:table-cell>
          <table:table-cell office:value-type="float" office:value="0.5859375" calcext:value-type="float">
            <text:p>0,5859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93506" calcext:value-type="float">
            <text:p>0,45935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58984" calcext:value-type="float">
            <text:p>43,58984</text:p>
          </table:table-cell>
          <table:table-cell/>
          <table:table-cell table:formula="of:=SUM([.B49:.G49])" office:value-type="float" office:value="44.6507531" calcext:value-type="float">
            <text:p>44,6507531</text:p>
          </table:table-cell>
        </table:table-row>
        <table:table-row table:style-name="ro1">
          <table:table-cell office:value-type="string" calcext:value-type="string">
            <text:p>2023-01-08 18:12:54</text:p>
          </table:table-cell>
          <table:table-cell office:value-type="float" office:value="19.20703" calcext:value-type="float">
            <text:p>19,20703</text:p>
          </table:table-cell>
          <table:table-cell office:value-type="float" office:value="0.390625" calcext:value-type="float">
            <text:p>0,390625</text:p>
          </table:table-cell>
          <table:table-cell office:value-type="float" office:value="0.722847" calcext:value-type="float">
            <text:p>0,7228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62109" calcext:value-type="float">
            <text:p>47,62109</text:p>
          </table:table-cell>
          <table:table-cell/>
          <table:table-cell table:formula="of:=SUM([.B50:.G50])" office:value-type="float" office:value="67.941592" calcext:value-type="float">
            <text:p>67,941592</text:p>
          </table:table-cell>
        </table:table-row>
        <table:table-row table:style-name="ro1">
          <table:table-cell office:value-type="string" calcext:value-type="string">
            <text:p>2023-01-08 18:12:53</text:p>
          </table:table-cell>
          <table:table-cell office:value-type="float" office:value="0.5859375" calcext:value-type="float">
            <text:p>0,5859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90302" calcext:value-type="float">
            <text:p>0,45903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58984" calcext:value-type="float">
            <text:p>47,58984</text:p>
          </table:table-cell>
          <table:table-cell/>
          <table:table-cell table:formula="of:=SUM([.B51:.G51])" office:value-type="float" office:value="48.6504327" calcext:value-type="float">
            <text:p>48,6504327</text:p>
          </table:table-cell>
        </table:table-row>
        <table:table-row table:style-name="ro1">
          <table:table-cell office:value-type="string" calcext:value-type="string">
            <text:p>2023-01-08 18:12:52</text:p>
          </table:table-cell>
          <table:table-cell office:value-type="float" office:value="0.5859375" calcext:value-type="float">
            <text:p>0,5859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90302" calcext:value-type="float">
            <text:p>0,45903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58984" calcext:value-type="float">
            <text:p>47,58984</text:p>
          </table:table-cell>
          <table:table-cell/>
          <table:table-cell table:formula="of:=SUM([.B52:.G52])" office:value-type="float" office:value="48.6504327" calcext:value-type="float">
            <text:p>48,6504327</text:p>
          </table:table-cell>
        </table:table-row>
        <table:table-row table:style-name="ro1">
          <table:table-cell office:value-type="string" calcext:value-type="string">
            <text:p>2023-01-08 18:12:51</text:p>
          </table:table-cell>
          <table:table-cell office:value-type="float" office:value="0.5859375" calcext:value-type="float">
            <text:p>0,5859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91599" calcext:value-type="float">
            <text:p>0,45915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58984" calcext:value-type="float">
            <text:p>47,58984</text:p>
          </table:table-cell>
          <table:table-cell/>
          <table:table-cell table:formula="of:=SUM([.B53:.G53])" office:value-type="float" office:value="48.6505624" calcext:value-type="float">
            <text:p>48,6505624</text:p>
          </table:table-cell>
        </table:table-row>
        <table:table-row table:style-name="ro1">
          <table:table-cell office:value-type="string" calcext:value-type="string">
            <text:p>2023-01-08 18:12:50</text:p>
          </table:table-cell>
          <table:table-cell office:value-type="float" office:value="25.36719" calcext:value-type="float">
            <text:p>25,36719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400284" calcext:value-type="float">
            <text:p>0,74002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62109" calcext:value-type="float">
            <text:p>47,62109</text:p>
          </table:table-cell>
          <table:table-cell/>
          <table:table-cell table:formula="of:=SUM([.B54:.G54])" office:value-type="float" office:value="74.1501834" calcext:value-type="float">
            <text:p>74,1501834</text:p>
          </table:table-cell>
        </table:table-row>
        <table:table-row table:style-name="ro1">
          <table:table-cell office:value-type="string" calcext:value-type="string">
            <text:p>2023-01-08 18:12:49</text:p>
          </table:table-cell>
          <table:table-cell office:value-type="float" office:value="0.5859375" calcext:value-type="float">
            <text:p>0,5859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8394" calcext:value-type="float">
            <text:p>0,45883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58984" calcext:value-type="float">
            <text:p>47,58984</text:p>
          </table:table-cell>
          <table:table-cell/>
          <table:table-cell table:formula="of:=SUM([.B55:.G55])" office:value-type="float" office:value="48.6502419" calcext:value-type="float">
            <text:p>48,6502419</text:p>
          </table:table-cell>
        </table:table-row>
        <table:table-row table:style-name="ro1">
          <table:table-cell office:value-type="string" calcext:value-type="string">
            <text:p>2023-01-08 18:12:48</text:p>
          </table:table-cell>
          <table:table-cell office:value-type="float" office:value="0.5859375" calcext:value-type="float">
            <text:p>0,5859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8394" calcext:value-type="float">
            <text:p>0,45883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58984" calcext:value-type="float">
            <text:p>47,58984</text:p>
          </table:table-cell>
          <table:table-cell/>
          <table:table-cell table:formula="of:=SUM([.B56:.G56])" office:value-type="float" office:value="48.6502419" calcext:value-type="float">
            <text:p>48,6502419</text:p>
          </table:table-cell>
        </table:table-row>
        <table:table-row table:style-name="ro1">
          <table:table-cell office:value-type="string" calcext:value-type="string">
            <text:p>2023-01-08 18:12:47</text:p>
          </table:table-cell>
          <table:table-cell office:value-type="float" office:value="0.5859375" calcext:value-type="float">
            <text:p>0,5859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8394" calcext:value-type="float">
            <text:p>0,45883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58984" calcext:value-type="float">
            <text:p>47,58984</text:p>
          </table:table-cell>
          <table:table-cell/>
          <table:table-cell table:formula="of:=SUM([.B57:.G57])" office:value-type="float" office:value="48.6502419" calcext:value-type="float">
            <text:p>48,6502419</text:p>
          </table:table-cell>
        </table:table-row>
        <table:table-row table:style-name="ro1">
          <table:table-cell office:value-type="string" calcext:value-type="string">
            <text:p>2023-01-08 18:12:46</text:p>
          </table:table-cell>
          <table:table-cell office:value-type="float" office:value="0.5859375" calcext:value-type="float">
            <text:p>0,5859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6487" calcext:value-type="float">
            <text:p>0,4586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58984" calcext:value-type="float">
            <text:p>47,58984</text:p>
          </table:table-cell>
          <table:table-cell/>
          <table:table-cell table:formula="of:=SUM([.B58:.G58])" office:value-type="float" office:value="48.6500512" calcext:value-type="float">
            <text:p>48,6500512</text:p>
          </table:table-cell>
        </table:table-row>
        <table:table-row table:style-name="ro1">
          <table:table-cell office:value-type="string" calcext:value-type="string">
            <text:p>2023-01-08 18:12:45</text:p>
          </table:table-cell>
          <table:table-cell office:value-type="float" office:value="0.5859375" calcext:value-type="float">
            <text:p>0,5859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6487" calcext:value-type="float">
            <text:p>0,4586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58984" calcext:value-type="float">
            <text:p>47,58984</text:p>
          </table:table-cell>
          <table:table-cell/>
          <table:table-cell table:formula="of:=SUM([.B59:.G59])" office:value-type="float" office:value="48.6500512" calcext:value-type="float">
            <text:p>48,6500512</text:p>
          </table:table-cell>
        </table:table-row>
        <table:table-row table:style-name="ro1">
          <table:table-cell office:value-type="string" calcext:value-type="string">
            <text:p>2023-01-08 18:12:44</text:p>
          </table:table-cell>
          <table:table-cell office:value-type="float" office:value="0.5859375" calcext:value-type="float">
            <text:p>0,5859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6487" calcext:value-type="float">
            <text:p>0,4586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58984" calcext:value-type="float">
            <text:p>47,58984</text:p>
          </table:table-cell>
          <table:table-cell/>
          <table:table-cell table:formula="of:=SUM([.B60:.G60])" office:value-type="float" office:value="48.6500512" calcext:value-type="float">
            <text:p>48,6500512</text:p>
          </table:table-cell>
        </table:table-row>
        <table:table-row table:style-name="ro1">
          <table:table-cell office:value-type="string" calcext:value-type="string">
            <text:p>2023-01-08 18:12:43</text:p>
          </table:table-cell>
          <table:table-cell office:value-type="float" office:value="0.5859375" calcext:value-type="float">
            <text:p>0,5859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6487" calcext:value-type="float">
            <text:p>0,4586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58984" calcext:value-type="float">
            <text:p>47,58984</text:p>
          </table:table-cell>
          <table:table-cell/>
          <table:table-cell table:formula="of:=SUM([.B61:.G61])" office:value-type="float" office:value="48.6500512" calcext:value-type="float">
            <text:p>48,6500512</text:p>
          </table:table-cell>
        </table:table-row>
        <table:table-row table:style-name="ro1">
          <table:table-cell office:value-type="string" calcext:value-type="string">
            <text:p>2023-01-08 18:12:42</text:p>
          </table:table-cell>
          <table:table-cell office:value-type="float" office:value="0.5859375" calcext:value-type="float">
            <text:p>0,5859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4579" calcext:value-type="float">
            <text:p>0,45845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58984" calcext:value-type="float">
            <text:p>47,58984</text:p>
          </table:table-cell>
          <table:table-cell/>
          <table:table-cell table:formula="of:=SUM([.B62:.G62])" office:value-type="float" office:value="48.6498604" calcext:value-type="float">
            <text:p>48,6498604</text:p>
          </table:table-cell>
        </table:table-row>
        <table:table-row table:style-name="ro1">
          <table:table-cell office:value-type="string" calcext:value-type="string">
            <text:p>2023-01-08 18:12:41</text:p>
          </table:table-cell>
          <table:table-cell office:value-type="float" office:value="0.5859375" calcext:value-type="float">
            <text:p>0,5859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4579" calcext:value-type="float">
            <text:p>0,45845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58984" calcext:value-type="float">
            <text:p>47,58984</text:p>
          </table:table-cell>
          <table:table-cell/>
          <table:table-cell table:formula="of:=SUM([.B63:.G63])" office:value-type="float" office:value="48.6498604" calcext:value-type="float">
            <text:p>48,6498604</text:p>
          </table:table-cell>
        </table:table-row>
        <table:table-row table:style-name="ro1">
          <table:table-cell office:value-type="string" calcext:value-type="string">
            <text:p>2023-01-08 18:12:40</text:p>
          </table:table-cell>
          <table:table-cell office:value-type="float" office:value="0.5859375" calcext:value-type="float">
            <text:p>0,5859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4579" calcext:value-type="float">
            <text:p>0,45845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58984" calcext:value-type="float">
            <text:p>47,58984</text:p>
          </table:table-cell>
          <table:table-cell/>
          <table:table-cell table:formula="of:=SUM([.B64:.G64])" office:value-type="float" office:value="48.6498604" calcext:value-type="float">
            <text:p>48,6498604</text:p>
          </table:table-cell>
        </table:table-row>
        <table:table-row table:style-name="ro1">
          <table:table-cell office:value-type="string" calcext:value-type="string">
            <text:p>2023-01-08 18:12:39</text:p>
          </table:table-cell>
          <table:table-cell office:value-type="float" office:value="0.5859375" calcext:value-type="float">
            <text:p>0,5859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2672" calcext:value-type="float">
            <text:p>0,45826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58984" calcext:value-type="float">
            <text:p>47,58984</text:p>
          </table:table-cell>
          <table:table-cell/>
          <table:table-cell table:formula="of:=SUM([.B65:.G65])" office:value-type="float" office:value="48.6496697" calcext:value-type="float">
            <text:p>48,6496697</text:p>
          </table:table-cell>
        </table:table-row>
        <table:table-row table:style-name="ro1">
          <table:table-cell office:value-type="string" calcext:value-type="string">
            <text:p>2023-01-08 18:12:38</text:p>
          </table:table-cell>
          <table:table-cell office:value-type="float" office:value="0.5859375" calcext:value-type="float">
            <text:p>0,5859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2672" calcext:value-type="float">
            <text:p>0,45826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58984" calcext:value-type="float">
            <text:p>47,58984</text:p>
          </table:table-cell>
          <table:table-cell/>
          <table:table-cell table:formula="of:=SUM([.B66:.G66])" office:value-type="float" office:value="48.6496697" calcext:value-type="float">
            <text:p>48,6496697</text:p>
          </table:table-cell>
        </table:table-row>
        <table:table-row table:style-name="ro1">
          <table:table-cell office:value-type="string" calcext:value-type="string">
            <text:p>2023-01-08 18:12:37</text:p>
          </table:table-cell>
          <table:table-cell office:value-type="float" office:value="0.5859375" calcext:value-type="float">
            <text:p>0,5859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3969" calcext:value-type="float">
            <text:p>0,45839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58984" calcext:value-type="float">
            <text:p>47,58984</text:p>
          </table:table-cell>
          <table:table-cell/>
          <table:table-cell table:formula="of:=SUM([.B67:.G67])" office:value-type="float" office:value="48.6497994" calcext:value-type="float">
            <text:p>48,6497994</text:p>
          </table:table-cell>
        </table:table-row>
        <table:table-row table:style-name="ro1">
          <table:table-cell office:value-type="string" calcext:value-type="string">
            <text:p>2023-01-08 18:12:36</text:p>
          </table:table-cell>
          <table:table-cell office:value-type="float" office:value="13.617188" calcext:value-type="float">
            <text:p>13,617188</text:p>
          </table:table-cell>
          <table:table-cell office:value-type="float" office:value="0.375" calcext:value-type="float">
            <text:p>0,375</text:p>
          </table:table-cell>
          <table:table-cell office:value-type="float" office:value="0.7138062" calcext:value-type="float">
            <text:p>0,71380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62109" calcext:value-type="float">
            <text:p>47,62109</text:p>
          </table:table-cell>
          <table:table-cell/>
          <table:table-cell table:formula="of:=SUM([.B68:.G68])" office:value-type="float" office:value="62.3270842" calcext:value-type="float">
            <text:p>62,3270842</text:p>
          </table:table-cell>
        </table:table-row>
        <table:table-row table:style-name="ro1">
          <table:table-cell office:value-type="string" calcext:value-type="string">
            <text:p>2023-01-08 18:12:35</text:p>
          </table:table-cell>
          <table:table-cell office:value-type="float" office:value="0.5859375" calcext:value-type="float">
            <text:p>0,5859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0765" calcext:value-type="float">
            <text:p>0,4580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58984" calcext:value-type="float">
            <text:p>47,58984</text:p>
          </table:table-cell>
          <table:table-cell/>
          <table:table-cell table:formula="of:=SUM([.B69:.G69])" office:value-type="float" office:value="48.649479" calcext:value-type="float">
            <text:p>48,649479</text:p>
          </table:table-cell>
        </table:table-row>
        <table:table-row table:style-name="ro1">
          <table:table-cell office:value-type="string" calcext:value-type="string">
            <text:p>2023-01-08 18:12:34</text:p>
          </table:table-cell>
          <table:table-cell office:value-type="float" office:value="0.5859375" calcext:value-type="float">
            <text:p>0,5859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0765" calcext:value-type="float">
            <text:p>0,4580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58984" calcext:value-type="float">
            <text:p>47,58984</text:p>
          </table:table-cell>
          <table:table-cell/>
          <table:table-cell table:formula="of:=SUM([.B70:.G70])" office:value-type="float" office:value="48.649479" calcext:value-type="float">
            <text:p>48,649479</text:p>
          </table:table-cell>
        </table:table-row>
        <table:table-row table:style-name="ro1">
          <table:table-cell office:value-type="string" calcext:value-type="string">
            <text:p>2023-01-08 18:12:33</text:p>
          </table:table-cell>
          <table:table-cell office:value-type="float" office:value="0.5859375" calcext:value-type="float">
            <text:p>0,5859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0765" calcext:value-type="float">
            <text:p>0,4580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58984" calcext:value-type="float">
            <text:p>47,58984</text:p>
          </table:table-cell>
          <table:table-cell/>
          <table:table-cell table:formula="of:=SUM([.B71:.G71])" office:value-type="float" office:value="48.649479" calcext:value-type="float">
            <text:p>48,649479</text:p>
          </table:table-cell>
        </table:table-row>
        <table:table-row table:style-name="ro1">
          <table:table-cell office:value-type="string" calcext:value-type="string">
            <text:p>2023-01-08 18:12:32</text:p>
          </table:table-cell>
          <table:table-cell office:value-type="float" office:value="0.5859375" calcext:value-type="float">
            <text:p>0,5859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0765" calcext:value-type="float">
            <text:p>0,4580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58984" calcext:value-type="float">
            <text:p>47,58984</text:p>
          </table:table-cell>
          <table:table-cell/>
          <table:table-cell table:formula="of:=SUM([.B72:.G72])" office:value-type="float" office:value="48.649479" calcext:value-type="float">
            <text:p>48,649479</text:p>
          </table:table-cell>
        </table:table-row>
        <table:table-row table:style-name="ro1">
          <table:table-cell office:value-type="string" calcext:value-type="string">
            <text:p>2023-01-08 18:12:31</text:p>
          </table:table-cell>
          <table:table-cell office:value-type="float" office:value="0.5859375" calcext:value-type="float">
            <text:p>0,5859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0765" calcext:value-type="float">
            <text:p>0,4580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58984" calcext:value-type="float">
            <text:p>47,58984</text:p>
          </table:table-cell>
          <table:table-cell/>
          <table:table-cell table:formula="of:=SUM([.B73:.G73])" office:value-type="float" office:value="48.649479" calcext:value-type="float">
            <text:p>48,649479</text:p>
          </table:table-cell>
        </table:table-row>
        <table:table-row table:style-name="ro1">
          <table:table-cell office:value-type="string" calcext:value-type="string">
            <text:p>2023-01-08 18:12:30</text:p>
          </table:table-cell>
          <table:table-cell office:value-type="float" office:value="0.5859375" calcext:value-type="float">
            <text:p>0,5859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0765" calcext:value-type="float">
            <text:p>0,4580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58984" calcext:value-type="float">
            <text:p>47,58984</text:p>
          </table:table-cell>
          <table:table-cell/>
          <table:table-cell table:formula="of:=SUM([.B74:.G74])" office:value-type="float" office:value="48.649479" calcext:value-type="float">
            <text:p>48,649479</text:p>
          </table:table-cell>
        </table:table-row>
        <table:table-row table:style-name="ro1">
          <table:table-cell office:value-type="string" calcext:value-type="string">
            <text:p>2023-01-08 18:12:29</text:p>
          </table:table-cell>
          <table:table-cell office:value-type="float" office:value="0.5859375" calcext:value-type="float">
            <text:p>0,5859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0765" calcext:value-type="float">
            <text:p>0,4580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58984" calcext:value-type="float">
            <text:p>47,58984</text:p>
          </table:table-cell>
          <table:table-cell/>
          <table:table-cell table:formula="of:=SUM([.B75:.G75])" office:value-type="float" office:value="48.649479" calcext:value-type="float">
            <text:p>48,649479</text:p>
          </table:table-cell>
        </table:table-row>
        <table:table-row table:style-name="ro1">
          <table:table-cell office:value-type="string" calcext:value-type="string">
            <text:p>2023-01-08 18:12:28</text:p>
          </table:table-cell>
          <table:table-cell office:value-type="float" office:value="0.5859375" calcext:value-type="float">
            <text:p>0,5859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0765" calcext:value-type="float">
            <text:p>0,4580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58984" calcext:value-type="float">
            <text:p>47,58984</text:p>
          </table:table-cell>
          <table:table-cell/>
          <table:table-cell table:formula="of:=SUM([.B76:.G76])" office:value-type="float" office:value="48.649479" calcext:value-type="float">
            <text:p>48,649479</text:p>
          </table:table-cell>
        </table:table-row>
        <table:table-row table:style-name="ro1">
          <table:table-cell office:value-type="string" calcext:value-type="string">
            <text:p>2023-01-08 18:12:27</text:p>
          </table:table-cell>
          <table:table-cell office:value-type="float" office:value="0.5859375" calcext:value-type="float">
            <text:p>0,5859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0765" calcext:value-type="float">
            <text:p>0,4580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58984" calcext:value-type="float">
            <text:p>47,58984</text:p>
          </table:table-cell>
          <table:table-cell/>
          <table:table-cell table:formula="of:=SUM([.B77:.G77])" office:value-type="float" office:value="48.649479" calcext:value-type="float">
            <text:p>48,649479</text:p>
          </table:table-cell>
        </table:table-row>
        <table:table-row table:style-name="ro1">
          <table:table-cell office:value-type="string" calcext:value-type="string">
            <text:p>2023-01-08 18:12:26</text:p>
          </table:table-cell>
          <table:table-cell office:value-type="float" office:value="0.5859375" calcext:value-type="float">
            <text:p>0,5859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0765" calcext:value-type="float">
            <text:p>0,4580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58984" calcext:value-type="float">
            <text:p>47,58984</text:p>
          </table:table-cell>
          <table:table-cell/>
          <table:table-cell table:formula="of:=SUM([.B78:.G78])" office:value-type="float" office:value="48.649479" calcext:value-type="float">
            <text:p>48,649479</text:p>
          </table:table-cell>
        </table:table-row>
        <table:table-row table:style-name="ro1">
          <table:table-cell office:value-type="string" calcext:value-type="string">
            <text:p>2023-01-08 18:12:25</text:p>
          </table:table-cell>
          <table:table-cell office:value-type="float" office:value="0.5859375" calcext:value-type="float">
            <text:p>0,5859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0765" calcext:value-type="float">
            <text:p>0,4580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58984" calcext:value-type="float">
            <text:p>47,58984</text:p>
          </table:table-cell>
          <table:table-cell/>
          <table:table-cell table:formula="of:=SUM([.B79:.G79])" office:value-type="float" office:value="48.649479" calcext:value-type="float">
            <text:p>48,649479</text:p>
          </table:table-cell>
        </table:table-row>
        <table:table-row table:style-name="ro1">
          <table:table-cell office:value-type="string" calcext:value-type="string">
            <text:p>2023-01-08 18:12:24</text:p>
          </table:table-cell>
          <table:table-cell office:value-type="float" office:value="0.5820312" calcext:value-type="float">
            <text:p>0,582031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0765" calcext:value-type="float">
            <text:p>0,4580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58984" calcext:value-type="float">
            <text:p>47,58984</text:p>
          </table:table-cell>
          <table:table-cell/>
          <table:table-cell table:formula="of:=SUM([.B80:.G80])" office:value-type="float" office:value="48.6455727" calcext:value-type="float">
            <text:p>48,6455727</text:p>
          </table:table-cell>
        </table:table-row>
        <table:table-row table:style-name="ro1">
          <table:table-cell office:value-type="string" calcext:value-type="string">
            <text:p>2023-01-08 18:12:23</text:p>
          </table:table-cell>
          <table:table-cell office:value-type="float" office:value="0.5820312" calcext:value-type="float">
            <text:p>0,582031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0765" calcext:value-type="float">
            <text:p>0,4580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58984" calcext:value-type="float">
            <text:p>47,58984</text:p>
          </table:table-cell>
          <table:table-cell/>
          <table:table-cell table:formula="of:=SUM([.B81:.G81])" office:value-type="float" office:value="48.6455727" calcext:value-type="float">
            <text:p>48,6455727</text:p>
          </table:table-cell>
        </table:table-row>
        <table:table-row table:style-name="ro1">
          <table:table-cell office:value-type="string" calcext:value-type="string">
            <text:p>2023-01-08 18:12:22</text:p>
          </table:table-cell>
          <table:table-cell office:value-type="float" office:value="0.5820312" calcext:value-type="float">
            <text:p>0,582031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0765" calcext:value-type="float">
            <text:p>0,4580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58984" calcext:value-type="float">
            <text:p>47,58984</text:p>
          </table:table-cell>
          <table:table-cell/>
          <table:table-cell table:formula="of:=SUM([.B82:.G82])" office:value-type="float" office:value="48.6455727" calcext:value-type="float">
            <text:p>48,6455727</text:p>
          </table:table-cell>
        </table:table-row>
        <table:table-row table:style-name="ro1">
          <table:table-cell office:value-type="string" calcext:value-type="string">
            <text:p>2023-01-08 18:12:21</text:p>
          </table:table-cell>
          <table:table-cell office:value-type="float" office:value="0.5820312" calcext:value-type="float">
            <text:p>0,582031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0765" calcext:value-type="float">
            <text:p>0,4580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58984" calcext:value-type="float">
            <text:p>47,58984</text:p>
          </table:table-cell>
          <table:table-cell/>
          <table:table-cell table:formula="of:=SUM([.B83:.G83])" office:value-type="float" office:value="48.6455727" calcext:value-type="float">
            <text:p>48,6455727</text:p>
          </table:table-cell>
        </table:table-row>
        <table:table-row table:style-name="ro1">
          <table:table-cell office:value-type="string" calcext:value-type="string">
            <text:p>2023-01-08 18:12:20</text:p>
          </table:table-cell>
          <table:table-cell office:value-type="float" office:value="0.5820312" calcext:value-type="float">
            <text:p>0,582031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0765" calcext:value-type="float">
            <text:p>0,4580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58984" calcext:value-type="float">
            <text:p>47,58984</text:p>
          </table:table-cell>
          <table:table-cell/>
          <table:table-cell table:formula="of:=SUM([.B84:.G84])" office:value-type="float" office:value="48.6455727" calcext:value-type="float">
            <text:p>48,6455727</text:p>
          </table:table-cell>
        </table:table-row>
        <table:table-row table:style-name="ro1">
          <table:table-cell office:value-type="string" calcext:value-type="string">
            <text:p>2023-01-08 18:12:19</text:p>
          </table:table-cell>
          <table:table-cell office:value-type="float" office:value="0.5820312" calcext:value-type="float">
            <text:p>0,582031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0765" calcext:value-type="float">
            <text:p>0,4580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58984" calcext:value-type="float">
            <text:p>47,58984</text:p>
          </table:table-cell>
          <table:table-cell/>
          <table:table-cell table:formula="of:=SUM([.B85:.G85])" office:value-type="float" office:value="48.6455727" calcext:value-type="float">
            <text:p>48,6455727</text:p>
          </table:table-cell>
        </table:table-row>
        <table:table-row table:style-name="ro1">
          <table:table-cell office:value-type="string" calcext:value-type="string">
            <text:p>2023-01-08 18:12:18</text:p>
          </table:table-cell>
          <table:table-cell office:value-type="float" office:value="0.5820312" calcext:value-type="float">
            <text:p>0,582031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0765" calcext:value-type="float">
            <text:p>0,4580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58984" calcext:value-type="float">
            <text:p>47,58984</text:p>
          </table:table-cell>
          <table:table-cell/>
          <table:table-cell table:formula="of:=SUM([.B86:.G86])" office:value-type="float" office:value="48.6455727" calcext:value-type="float">
            <text:p>48,6455727</text:p>
          </table:table-cell>
        </table:table-row>
        <table:table-row table:style-name="ro1">
          <table:table-cell office:value-type="string" calcext:value-type="string">
            <text:p>2023-01-08 18:12:17</text:p>
          </table:table-cell>
          <table:table-cell office:value-type="float" office:value="0.5820312" calcext:value-type="float">
            <text:p>0,582031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0765" calcext:value-type="float">
            <text:p>0,4580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58984" calcext:value-type="float">
            <text:p>47,58984</text:p>
          </table:table-cell>
          <table:table-cell/>
          <table:table-cell table:formula="of:=SUM([.B87:.G87])" office:value-type="float" office:value="48.6455727" calcext:value-type="float">
            <text:p>48,6455727</text:p>
          </table:table-cell>
        </table:table-row>
        <table:table-row table:style-name="ro1">
          <table:table-cell office:value-type="string" calcext:value-type="string">
            <text:p>2023-01-08 18:12:16</text:p>
          </table:table-cell>
          <table:table-cell office:value-type="float" office:value="0.5820312" calcext:value-type="float">
            <text:p>0,582031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0765" calcext:value-type="float">
            <text:p>0,4580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58984" calcext:value-type="float">
            <text:p>47,58984</text:p>
          </table:table-cell>
          <table:table-cell/>
          <table:table-cell table:formula="of:=SUM([.B88:.G88])" office:value-type="float" office:value="48.6455727" calcext:value-type="float">
            <text:p>48,6455727</text:p>
          </table:table-cell>
        </table:table-row>
        <table:table-row table:style-name="ro1">
          <table:table-cell office:value-type="string" calcext:value-type="string">
            <text:p>2023-01-08 18:12:15</text:p>
          </table:table-cell>
          <table:table-cell office:value-type="float" office:value="0.5820312" calcext:value-type="float">
            <text:p>0,582031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0765" calcext:value-type="float">
            <text:p>0,4580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58984" calcext:value-type="float">
            <text:p>47,58984</text:p>
          </table:table-cell>
          <table:table-cell/>
          <table:table-cell table:formula="of:=SUM([.B89:.G89])" office:value-type="float" office:value="48.6455727" calcext:value-type="float">
            <text:p>48,6455727</text:p>
          </table:table-cell>
        </table:table-row>
        <table:table-row table:style-name="ro1">
          <table:table-cell office:value-type="string" calcext:value-type="string">
            <text:p>2023-01-08 18:12:14</text:p>
          </table:table-cell>
          <table:table-cell office:value-type="float" office:value="0.5820312" calcext:value-type="float">
            <text:p>0,582031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0765" calcext:value-type="float">
            <text:p>0,4580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58984" calcext:value-type="float">
            <text:p>47,58984</text:p>
          </table:table-cell>
          <table:table-cell/>
          <table:table-cell table:formula="of:=SUM([.B90:.G90])" office:value-type="float" office:value="48.6455727" calcext:value-type="float">
            <text:p>48,6455727</text:p>
          </table:table-cell>
        </table:table-row>
        <table:table-row table:style-name="ro1">
          <table:table-cell office:value-type="string" calcext:value-type="string">
            <text:p>2023-01-08 18:12:13</text:p>
          </table:table-cell>
          <table:table-cell office:value-type="float" office:value="0.5820312" calcext:value-type="float">
            <text:p>0,582031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0765" calcext:value-type="float">
            <text:p>0,4580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58984" calcext:value-type="float">
            <text:p>47,58984</text:p>
          </table:table-cell>
          <table:table-cell/>
          <table:table-cell table:formula="of:=SUM([.B91:.G91])" office:value-type="float" office:value="48.6455727" calcext:value-type="float">
            <text:p>48,6455727</text:p>
          </table:table-cell>
        </table:table-row>
        <table:table-row table:style-name="ro1">
          <table:table-cell office:value-type="string" calcext:value-type="string">
            <text:p>2023-01-08 18:12:12</text:p>
          </table:table-cell>
          <table:table-cell office:value-type="float" office:value="0.5820312" calcext:value-type="float">
            <text:p>0,582031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0765" calcext:value-type="float">
            <text:p>0,4580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58984" calcext:value-type="float">
            <text:p>47,58984</text:p>
          </table:table-cell>
          <table:table-cell/>
          <table:table-cell table:formula="of:=SUM([.B92:.G92])" office:value-type="float" office:value="48.6455727" calcext:value-type="float">
            <text:p>48,6455727</text:p>
          </table:table-cell>
        </table:table-row>
        <table:table-row table:style-name="ro1">
          <table:table-cell office:value-type="string" calcext:value-type="string">
            <text:p>2023-01-08 18:12:11</text:p>
          </table:table-cell>
          <table:table-cell office:value-type="float" office:value="0.5820312" calcext:value-type="float">
            <text:p>0,582031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0765" calcext:value-type="float">
            <text:p>0,4580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58984" calcext:value-type="float">
            <text:p>47,58984</text:p>
          </table:table-cell>
          <table:table-cell/>
          <table:table-cell table:formula="of:=SUM([.B93:.G93])" office:value-type="float" office:value="48.6455727" calcext:value-type="float">
            <text:p>48,6455727</text:p>
          </table:table-cell>
        </table:table-row>
        <table:table-row table:style-name="ro1">
          <table:table-cell office:value-type="string" calcext:value-type="string">
            <text:p>2023-01-08 18:12:10</text:p>
          </table:table-cell>
          <table:table-cell office:value-type="float" office:value="0.5820312" calcext:value-type="float">
            <text:p>0,582031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0765" calcext:value-type="float">
            <text:p>0,4580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58984" calcext:value-type="float">
            <text:p>47,58984</text:p>
          </table:table-cell>
          <table:table-cell/>
          <table:table-cell table:formula="of:=SUM([.B94:.G94])" office:value-type="float" office:value="48.6455727" calcext:value-type="float">
            <text:p>48,6455727</text:p>
          </table:table-cell>
        </table:table-row>
        <table:table-row table:style-name="ro1">
          <table:table-cell office:value-type="string" calcext:value-type="string">
            <text:p>2023-01-08 18:12:09</text:p>
          </table:table-cell>
          <table:table-cell office:value-type="float" office:value="0.5820312" calcext:value-type="float">
            <text:p>0,582031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0765" calcext:value-type="float">
            <text:p>0,4580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58984" calcext:value-type="float">
            <text:p>47,58984</text:p>
          </table:table-cell>
          <table:table-cell/>
          <table:table-cell table:formula="of:=SUM([.B95:.G95])" office:value-type="float" office:value="48.6455727" calcext:value-type="float">
            <text:p>48,6455727</text:p>
          </table:table-cell>
        </table:table-row>
        <table:table-row table:style-name="ro1">
          <table:table-cell office:value-type="string" calcext:value-type="string">
            <text:p>2023-01-08 18:12:08</text:p>
          </table:table-cell>
          <table:table-cell office:value-type="float" office:value="0.5820312" calcext:value-type="float">
            <text:p>0,582031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0765" calcext:value-type="float">
            <text:p>0,4580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58984" calcext:value-type="float">
            <text:p>47,58984</text:p>
          </table:table-cell>
          <table:table-cell/>
          <table:table-cell table:formula="of:=SUM([.B96:.G96])" office:value-type="float" office:value="48.6455727" calcext:value-type="float">
            <text:p>48,6455727</text:p>
          </table:table-cell>
        </table:table-row>
        <table:table-row table:style-name="ro1">
          <table:table-cell office:value-type="string" calcext:value-type="string">
            <text:p>2023-01-08 18:12:07</text:p>
          </table:table-cell>
          <table:table-cell office:value-type="float" office:value="0.5820312" calcext:value-type="float">
            <text:p>0,582031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0765" calcext:value-type="float">
            <text:p>0,4580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58984" calcext:value-type="float">
            <text:p>47,58984</text:p>
          </table:table-cell>
          <table:table-cell/>
          <table:table-cell table:formula="of:=SUM([.B97:.G97])" office:value-type="float" office:value="48.6455727" calcext:value-type="float">
            <text:p>48,6455727</text:p>
          </table:table-cell>
        </table:table-row>
        <table:table-row table:style-name="ro1">
          <table:table-cell office:value-type="string" calcext:value-type="string">
            <text:p>2023-01-08 18:12:06</text:p>
          </table:table-cell>
          <table:table-cell office:value-type="float" office:value="0.5820312" calcext:value-type="float">
            <text:p>0,582031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0765" calcext:value-type="float">
            <text:p>0,4580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58984" calcext:value-type="float">
            <text:p>47,58984</text:p>
          </table:table-cell>
          <table:table-cell/>
          <table:table-cell table:formula="of:=SUM([.B98:.G98])" office:value-type="float" office:value="48.6455727" calcext:value-type="float">
            <text:p>48,6455727</text:p>
          </table:table-cell>
        </table:table-row>
        <table:table-row table:style-name="ro1">
          <table:table-cell office:value-type="string" calcext:value-type="string">
            <text:p>2023-01-08 18:12:05</text:p>
          </table:table-cell>
          <table:table-cell office:value-type="float" office:value="0.5820312" calcext:value-type="float">
            <text:p>0,582031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0765" calcext:value-type="float">
            <text:p>0,4580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58984" calcext:value-type="float">
            <text:p>47,58984</text:p>
          </table:table-cell>
          <table:table-cell/>
          <table:table-cell table:formula="of:=SUM([.B99:.G99])" office:value-type="float" office:value="48.6455727" calcext:value-type="float">
            <text:p>48,6455727</text:p>
          </table:table-cell>
        </table:table-row>
        <table:table-row table:style-name="ro1">
          <table:table-cell office:value-type="string" calcext:value-type="string">
            <text:p>2023-01-08 18:12:04</text:p>
          </table:table-cell>
          <table:table-cell office:value-type="float" office:value="0.5820312" calcext:value-type="float">
            <text:p>0,582031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0765" calcext:value-type="float">
            <text:p>0,4580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58984" calcext:value-type="float">
            <text:p>47,58984</text:p>
          </table:table-cell>
          <table:table-cell/>
          <table:table-cell table:formula="of:=SUM([.B100:.G100])" office:value-type="float" office:value="48.6455727" calcext:value-type="float">
            <text:p>48,6455727</text:p>
          </table:table-cell>
        </table:table-row>
        <table:table-row table:style-name="ro1">
          <table:table-cell office:value-type="string" calcext:value-type="string">
            <text:p>2023-01-08 18:12:03</text:p>
          </table:table-cell>
          <table:table-cell office:value-type="float" office:value="0.5820312" calcext:value-type="float">
            <text:p>0,582031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0765" calcext:value-type="float">
            <text:p>0,4580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58984" calcext:value-type="float">
            <text:p>47,58984</text:p>
          </table:table-cell>
          <table:table-cell/>
          <table:table-cell table:formula="of:=SUM([.B101:.G101])" office:value-type="float" office:value="48.6455727" calcext:value-type="float">
            <text:p>48,6455727</text:p>
          </table:table-cell>
        </table:table-row>
        <table:table-row table:style-name="ro1">
          <table:table-cell office:value-type="string" calcext:value-type="string">
            <text:p>2023-01-08 18:12:02</text:p>
          </table:table-cell>
          <table:table-cell office:value-type="float" office:value="0.5820312" calcext:value-type="float">
            <text:p>0,582031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0765" calcext:value-type="float">
            <text:p>0,4580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58984" calcext:value-type="float">
            <text:p>47,58984</text:p>
          </table:table-cell>
          <table:table-cell/>
          <table:table-cell table:formula="of:=SUM([.B102:.G102])" office:value-type="float" office:value="48.6455727" calcext:value-type="float">
            <text:p>48,6455727</text:p>
          </table:table-cell>
        </table:table-row>
        <table:table-row table:style-name="ro1">
          <table:table-cell office:value-type="string" calcext:value-type="string">
            <text:p>2023-01-08 18:12:01</text:p>
          </table:table-cell>
          <table:table-cell office:value-type="float" office:value="0.5820312" calcext:value-type="float">
            <text:p>0,582031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0765" calcext:value-type="float">
            <text:p>0,4580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58984" calcext:value-type="float">
            <text:p>47,58984</text:p>
          </table:table-cell>
          <table:table-cell/>
          <table:table-cell table:formula="of:=SUM([.B103:.G103])" office:value-type="float" office:value="48.6455727" calcext:value-type="float">
            <text:p>48,6455727</text:p>
          </table:table-cell>
        </table:table-row>
        <table:table-row table:style-name="ro1">
          <table:table-cell office:value-type="string" calcext:value-type="string">
            <text:p>2023-01-08 18:12:00</text:p>
          </table:table-cell>
          <table:table-cell office:value-type="float" office:value="0.5820312" calcext:value-type="float">
            <text:p>0,582031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0765" calcext:value-type="float">
            <text:p>0,4580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58984" calcext:value-type="float">
            <text:p>47,58984</text:p>
          </table:table-cell>
          <table:table-cell/>
          <table:table-cell table:formula="of:=SUM([.B104:.G104])" office:value-type="float" office:value="48.6455727" calcext:value-type="float">
            <text:p>48,6455727</text:p>
          </table:table-cell>
        </table:table-row>
        <table:table-row table:style-name="ro1">
          <table:table-cell office:value-type="string" calcext:value-type="string">
            <text:p>2023-01-08 18:11:59</text:p>
          </table:table-cell>
          <table:table-cell office:value-type="float" office:value="0.5820312" calcext:value-type="float">
            <text:p>0,582031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0765" calcext:value-type="float">
            <text:p>0,4580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58984" calcext:value-type="float">
            <text:p>47,58984</text:p>
          </table:table-cell>
          <table:table-cell/>
          <table:table-cell table:formula="of:=SUM([.B105:.G105])" office:value-type="float" office:value="48.6455727" calcext:value-type="float">
            <text:p>48,6455727</text:p>
          </table:table-cell>
        </table:table-row>
        <table:table-row table:style-name="ro1">
          <table:table-cell office:value-type="string" calcext:value-type="string">
            <text:p>2023-01-08 18:11:58</text:p>
          </table:table-cell>
          <table:table-cell office:value-type="float" office:value="0.5820312" calcext:value-type="float">
            <text:p>0,582031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0765" calcext:value-type="float">
            <text:p>0,4580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58984" calcext:value-type="float">
            <text:p>47,58984</text:p>
          </table:table-cell>
          <table:table-cell/>
          <table:table-cell table:formula="of:=SUM([.B106:.G106])" office:value-type="float" office:value="48.6455727" calcext:value-type="float">
            <text:p>48,6455727</text:p>
          </table:table-cell>
        </table:table-row>
        <table:table-row table:style-name="ro1">
          <table:table-cell office:value-type="string" calcext:value-type="string">
            <text:p>2023-01-08 18:11:57</text:p>
          </table:table-cell>
          <table:table-cell office:value-type="float" office:value="0.5820312" calcext:value-type="float">
            <text:p>0,582031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0765" calcext:value-type="float">
            <text:p>0,4580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58984" calcext:value-type="float">
            <text:p>47,58984</text:p>
          </table:table-cell>
          <table:table-cell/>
          <table:table-cell table:formula="of:=SUM([.B107:.G107])" office:value-type="float" office:value="48.6455727" calcext:value-type="float">
            <text:p>48,6455727</text:p>
          </table:table-cell>
        </table:table-row>
        <table:table-row table:style-name="ro1">
          <table:table-cell office:value-type="string" calcext:value-type="string">
            <text:p>2023-01-08 18:11:56</text:p>
          </table:table-cell>
          <table:table-cell office:value-type="float" office:value="0.5820312" calcext:value-type="float">
            <text:p>0,582031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0765" calcext:value-type="float">
            <text:p>0,4580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58984" calcext:value-type="float">
            <text:p>47,58984</text:p>
          </table:table-cell>
          <table:table-cell/>
          <table:table-cell table:formula="of:=SUM([.B108:.G108])" office:value-type="float" office:value="48.6455727" calcext:value-type="float">
            <text:p>48,6455727</text:p>
          </table:table-cell>
        </table:table-row>
        <table:table-row table:style-name="ro1">
          <table:table-cell office:value-type="string" calcext:value-type="string">
            <text:p>2023-01-08 18:11:55</text:p>
          </table:table-cell>
          <table:table-cell office:value-type="float" office:value="0.5820312" calcext:value-type="float">
            <text:p>0,582031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0765" calcext:value-type="float">
            <text:p>0,4580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58984" calcext:value-type="float">
            <text:p>47,58984</text:p>
          </table:table-cell>
          <table:table-cell/>
          <table:table-cell table:formula="of:=SUM([.B109:.G109])" office:value-type="float" office:value="48.6455727" calcext:value-type="float">
            <text:p>48,6455727</text:p>
          </table:table-cell>
        </table:table-row>
        <table:table-row table:style-name="ro1">
          <table:table-cell office:value-type="string" calcext:value-type="string">
            <text:p>2023-01-08 18:11:54</text:p>
          </table:table-cell>
          <table:table-cell office:value-type="float" office:value="0.5820312" calcext:value-type="float">
            <text:p>0,582031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0765" calcext:value-type="float">
            <text:p>0,4580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58984" calcext:value-type="float">
            <text:p>47,58984</text:p>
          </table:table-cell>
          <table:table-cell/>
          <table:table-cell table:formula="of:=SUM([.B110:.G110])" office:value-type="float" office:value="48.6455727" calcext:value-type="float">
            <text:p>48,6455727</text:p>
          </table:table-cell>
        </table:table-row>
        <table:table-row table:style-name="ro1">
          <table:table-cell office:value-type="string" calcext:value-type="string">
            <text:p>2023-01-08 18:11:53</text:p>
          </table:table-cell>
          <table:table-cell office:value-type="float" office:value="0.5820312" calcext:value-type="float">
            <text:p>0,582031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0765" calcext:value-type="float">
            <text:p>0,4580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58984" calcext:value-type="float">
            <text:p>47,58984</text:p>
          </table:table-cell>
          <table:table-cell/>
          <table:table-cell table:formula="of:=SUM([.B111:.G111])" office:value-type="float" office:value="48.6455727" calcext:value-type="float">
            <text:p>48,6455727</text:p>
          </table:table-cell>
        </table:table-row>
        <table:table-row table:style-name="ro1">
          <table:table-cell office:value-type="string" calcext:value-type="string">
            <text:p>2023-01-08 18:11:52</text:p>
          </table:table-cell>
          <table:table-cell office:value-type="float" office:value="0.5820312" calcext:value-type="float">
            <text:p>0,582031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0765" calcext:value-type="float">
            <text:p>0,4580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58984" calcext:value-type="float">
            <text:p>47,58984</text:p>
          </table:table-cell>
          <table:table-cell/>
          <table:table-cell table:formula="of:=SUM([.B112:.G112])" office:value-type="float" office:value="48.6455727" calcext:value-type="float">
            <text:p>48,6455727</text:p>
          </table:table-cell>
        </table:table-row>
        <table:table-row table:style-name="ro1">
          <table:table-cell office:value-type="string" calcext:value-type="string">
            <text:p>2023-01-08 18:11:51</text:p>
          </table:table-cell>
          <table:table-cell office:value-type="float" office:value="0.5820312" calcext:value-type="float">
            <text:p>0,582031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0765" calcext:value-type="float">
            <text:p>0,4580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58984" calcext:value-type="float">
            <text:p>47,58984</text:p>
          </table:table-cell>
          <table:table-cell/>
          <table:table-cell table:formula="of:=SUM([.B113:.G113])" office:value-type="float" office:value="48.6455727" calcext:value-type="float">
            <text:p>48,6455727</text:p>
          </table:table-cell>
        </table:table-row>
        <table:table-row table:style-name="ro1">
          <table:table-cell office:value-type="string" calcext:value-type="string">
            <text:p>2023-01-08 18:11:50</text:p>
          </table:table-cell>
          <table:table-cell office:value-type="float" office:value="0.5820312" calcext:value-type="float">
            <text:p>0,582031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0765" calcext:value-type="float">
            <text:p>0,4580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58984" calcext:value-type="float">
            <text:p>47,58984</text:p>
          </table:table-cell>
          <table:table-cell/>
          <table:table-cell table:formula="of:=SUM([.B114:.G114])" office:value-type="float" office:value="48.6455727" calcext:value-type="float">
            <text:p>48,6455727</text:p>
          </table:table-cell>
        </table:table-row>
        <table:table-row table:style-name="ro1">
          <table:table-cell office:value-type="string" calcext:value-type="string">
            <text:p>2023-01-08 18:11:49</text:p>
          </table:table-cell>
          <table:table-cell office:value-type="float" office:value="0.5820312" calcext:value-type="float">
            <text:p>0,582031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0765" calcext:value-type="float">
            <text:p>0,4580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58984" calcext:value-type="float">
            <text:p>47,58984</text:p>
          </table:table-cell>
          <table:table-cell/>
          <table:table-cell table:formula="of:=SUM([.B115:.G115])" office:value-type="float" office:value="48.6455727" calcext:value-type="float">
            <text:p>48,6455727</text:p>
          </table:table-cell>
        </table:table-row>
        <table:table-row table:style-name="ro1">
          <table:table-cell office:value-type="string" calcext:value-type="string">
            <text:p>2023-01-08 18:11:48</text:p>
          </table:table-cell>
          <table:table-cell office:value-type="float" office:value="0.5820312" calcext:value-type="float">
            <text:p>0,582031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0765" calcext:value-type="float">
            <text:p>0,4580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58984" calcext:value-type="float">
            <text:p>47,58984</text:p>
          </table:table-cell>
          <table:table-cell/>
          <table:table-cell table:formula="of:=SUM([.B116:.G116])" office:value-type="float" office:value="48.6455727" calcext:value-type="float">
            <text:p>48,6455727</text:p>
          </table:table-cell>
        </table:table-row>
        <table:table-row table:style-name="ro1">
          <table:table-cell office:value-type="string" calcext:value-type="string">
            <text:p>2023-01-08 18:11:47</text:p>
          </table:table-cell>
          <table:table-cell office:value-type="float" office:value="0.5820312" calcext:value-type="float">
            <text:p>0,582031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0765" calcext:value-type="float">
            <text:p>0,4580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58984" calcext:value-type="float">
            <text:p>47,58984</text:p>
          </table:table-cell>
          <table:table-cell/>
          <table:table-cell table:formula="of:=SUM([.B117:.G117])" office:value-type="float" office:value="48.6455727" calcext:value-type="float">
            <text:p>48,6455727</text:p>
          </table:table-cell>
        </table:table-row>
        <table:table-row table:style-name="ro1">
          <table:table-cell office:value-type="string" calcext:value-type="string">
            <text:p>2023-01-08 18:11:46</text:p>
          </table:table-cell>
          <table:table-cell office:value-type="float" office:value="0.5820312" calcext:value-type="float">
            <text:p>0,582031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0765" calcext:value-type="float">
            <text:p>0,4580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58984" calcext:value-type="float">
            <text:p>47,58984</text:p>
          </table:table-cell>
          <table:table-cell/>
          <table:table-cell table:formula="of:=SUM([.B118:.G118])" office:value-type="float" office:value="48.6455727" calcext:value-type="float">
            <text:p>48,6455727</text:p>
          </table:table-cell>
        </table:table-row>
        <table:table-row table:style-name="ro1">
          <table:table-cell office:value-type="string" calcext:value-type="string">
            <text:p>2023-01-08 18:11:45</text:p>
          </table:table-cell>
          <table:table-cell office:value-type="float" office:value="0.5820312" calcext:value-type="float">
            <text:p>0,582031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0765" calcext:value-type="float">
            <text:p>0,4580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58984" calcext:value-type="float">
            <text:p>47,58984</text:p>
          </table:table-cell>
          <table:table-cell/>
          <table:table-cell table:formula="of:=SUM([.B119:.G119])" office:value-type="float" office:value="48.6455727" calcext:value-type="float">
            <text:p>48,6455727</text:p>
          </table:table-cell>
        </table:table-row>
        <table:table-row table:style-name="ro1">
          <table:table-cell office:value-type="string" calcext:value-type="string">
            <text:p>2023-01-08 18:11:44</text:p>
          </table:table-cell>
          <table:table-cell office:value-type="float" office:value="0.5820312" calcext:value-type="float">
            <text:p>0,582031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0765" calcext:value-type="float">
            <text:p>0,4580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58984" calcext:value-type="float">
            <text:p>47,58984</text:p>
          </table:table-cell>
          <table:table-cell/>
          <table:table-cell table:formula="of:=SUM([.B120:.G120])" office:value-type="float" office:value="48.6455727" calcext:value-type="float">
            <text:p>48,6455727</text:p>
          </table:table-cell>
        </table:table-row>
        <table:table-row table:style-name="ro1">
          <table:table-cell office:value-type="string" calcext:value-type="string">
            <text:p>2023-01-08 18:11:43</text:p>
          </table:table-cell>
          <table:table-cell office:value-type="float" office:value="0.5820312" calcext:value-type="float">
            <text:p>0,582031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0765" calcext:value-type="float">
            <text:p>0,4580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58984" calcext:value-type="float">
            <text:p>47,58984</text:p>
          </table:table-cell>
          <table:table-cell/>
          <table:table-cell table:formula="of:=SUM([.B121:.G121])" office:value-type="float" office:value="48.6455727" calcext:value-type="float">
            <text:p>48,6455727</text:p>
          </table:table-cell>
        </table:table-row>
      </table:table>
      <table:table table:name="Sheet2" table:style-name="ta1">
        <table:table-column table:style-name="co2" table:number-columns-repeated="15" table:default-cell-style-name="Default"/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 office:value-type="string" calcext:value-type="string">
            <text:p>sixth</text:p>
          </table:table-cell>
          <table:table-cell office:value-type="string" calcext:value-type="string">
            <text:p>seventh</text:p>
          </table:table-cell>
          <table:table-cell office:value-type="string" calcext:value-type="string">
            <text:p>eigth</text:p>
          </table:table-cell>
          <table:table-cell office:value-type="string" calcext:value-type="string">
            <text:p>ninth</text:p>
          </table:table-cell>
          <table:table-cell office:value-type="string" calcext:value-type="string">
            <text:p>tenth</text:p>
          </table:table-cell>
          <table:table-cell/>
          <table:table-cell office:value-type="string" calcext:value-type="string">
            <text:p>peak avg</text:p>
          </table:table-cell>
          <table:table-cell office:value-type="string" calcext:value-type="string">
            <text:p>peak:</text:p>
          </table:table-cell>
          <table:table-cell/>
          <table:table-cell office:value-type="string" calcext:value-type="string">
            <text:p>avg of testdata</text:p>
          </table:table-cell>
        </table:table-row>
        <table:table-row table:style-name="ro1">
          <table:table-cell table:number-columns-repeated="6"/>
          <table:table-cell office:value-type="float" office:value="62.3270842" calcext:value-type="float">
            <text:p>62,3270842</text:p>
          </table:table-cell>
          <table:table-cell office:value-type="float" office:value="74.1501834" calcext:value-type="float">
            <text:p>74,1501834</text:p>
          </table:table-cell>
          <table:table-cell office:value-type="float" office:value="67.941592" calcext:value-type="float">
            <text:p>67,941592</text:p>
          </table:table-cell>
          <table:table-cell office:value-type="float" office:value="55.1362465" calcext:value-type="float">
            <text:p>55,1362465</text:p>
          </table:table-cell>
          <table:table-cell/>
          <table:table-cell table:formula="of:=AVERAGE([.A13];[.B13];[.C13];[.D13];[.E13];[.F13];[.G13];[.H13];[.I13];[.J13])" office:value-type="float" office:value="64.888776525" calcext:value-type="float">
            <text:p>64,888776525</text:p>
          </table:table-cell>
          <table:table-cell table:formula="of:=MAX([.G13:.J13])" office:value-type="float" office:value="74.1501834" calcext:value-type="float">
            <text:p>74,1501834</text:p>
          </table:table-cell>
          <table:table-cell/>
          <table:table-cell table:formula="of:=AVERAGE([.A2:.J5])" office:value-type="float" office:value="64.888776525" calcext:value-type="float">
            <text:p>64,888776525</text:p>
          </table:table-cell>
        </table:table-row>
        <table:table-row table:style-name="ro1" table:number-rows-repeated="6">
          <table:table-cell table:number-columns-repeated="15"/>
        </table:table-row>
        <table:table-row table:style-name="ro1">
          <table:table-cell table:number-columns-repeated="6"/>
          <table:table-cell table:number-columns-repeated="4" office:value-type="string" calcext:value-type="string">
            <text:p>Average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AVERAGE([.G2:.G5])" office:value-type="float" office:value="62.3270842" calcext:value-type="float">
            <text:p>62,3270842</text:p>
          </table:table-cell>
          <table:table-cell table:formula="of:=AVERAGE([.H2:.H5])" office:value-type="float" office:value="74.1501834" calcext:value-type="float">
            <text:p>74,1501834</text:p>
          </table:table-cell>
          <table:table-cell table:formula="of:=AVERAGE([.I2:.I5])" office:value-type="float" office:value="67.941592" calcext:value-type="float">
            <text:p>67,941592</text:p>
          </table:table-cell>
          <table:table-cell table:formula="of:=AVERAGE([.J2:.J5])" office:value-type="float" office:value="55.1362465" calcext:value-type="float">
            <text:p>55,1362465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6"/>
          <table:table-cell table:number-columns-repeated="4" office:value-type="string" calcext:value-type="string">
            <text:p>Peak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MAX([.G2:.G5])" office:value-type="float" office:value="62.3270842" calcext:value-type="float">
            <text:p>62,3270842</text:p>
          </table:table-cell>
          <table:table-cell table:formula="of:=MAX([.H2:.H5])" office:value-type="float" office:value="74.1501834" calcext:value-type="float">
            <text:p>74,1501834</text:p>
          </table:table-cell>
          <table:table-cell table:formula="of:=MAX([.I2:.I5])" office:value-type="float" office:value="67.941592" calcext:value-type="float">
            <text:p>67,941592</text:p>
          </table:table-cell>
          <table:table-cell table:formula="of:=MAX([.J2:.J5])" office:value-type="float" office:value="55.1362465" calcext:value-type="float">
            <text:p>55,136246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Hind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6" number:min-decimal-places="6" number:min-integer-digits="1"/>
    </number:number-style>
    <number:number-style style:name="N107">
      <number:number number:decimal-places="0" number:min-decimal-places="0" number:min-integer-digits="7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9T20:07:33.114783723</meta:creation-date>
    <dc:date>2023-01-10T01:24:21.910909564</dc:date>
    <meta:editing-duration>PT4M20S</meta:editing-duration>
    <meta:editing-cycles>2</meta:editing-cycles>
    <meta:generator>LibreOffice/7.4.3.2$Linux_X86_64 LibreOffice_project/40$Build-2</meta:generator>
    <meta:document-statistic meta:table-count="2" meta:cell-count="1004" meta:object-count="0"/>
  </office:meta>
</office:document-meta>
</file>